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CacheImpl.getSourceValidity( String sour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CacheImpl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CacheImpl.get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Cache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CacheImpl.SourceCach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CacheImpl.get( String sourceUri , InputStreamBuilder build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SourceCacheImpl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CacheImpl.buildObject( String sourceUri , InputStream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CacheImpl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